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fo:font-style="normal" fo:font-weight="normal" officeooo:rsid="0022b15a" officeooo:paragraph-rsid="000153f2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fo:language="en" fo:country="US" fo:font-style="normal" fo:font-weight="normal" officeooo:rsid="002143fc" officeooo:paragraph-rsid="000153f2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language="en" fo:country="US" fo:font-style="normal" fo:font-weight="normal" officeooo:rsid="001d933f" officeooo:paragraph-rsid="000153f2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language="en" fo:country="US" fo:font-style="normal" fo:font-weight="normal" officeooo:rsid="001f5ffc" officeooo:paragraph-rsid="000153f2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language="en" fo:country="US" fo:font-style="normal" fo:font-weight="normal" officeooo:rsid="001a9174" officeooo:paragraph-rsid="000153f2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language="en" fo:country="US" fo:font-style="normal" fo:font-weight="normal" officeooo:rsid="001a98c2" officeooo:paragraph-rsid="000153f2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language="en" fo:country="US" fo:font-style="normal" fo:font-weight="normal" officeooo:rsid="001c2fd0" officeooo:paragraph-rsid="000153f2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language="en" fo:country="US" fo:font-style="normal" fo:font-weight="normal" officeooo:rsid="0006f54b" officeooo:paragraph-rsid="0006f54b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language="en" fo:country="US" fo:font-style="normal" fo:font-weight="normal" officeooo:rsid="00089f1b" officeooo:paragraph-rsid="00089f1b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language="en" fo:country="US" fo:font-style="normal" fo:font-weight="normal" officeooo:rsid="0009f76c" officeooo:paragraph-rsid="0009f76c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language="en" fo:country="US" fo:font-style="normal" fo:font-weight="normal" officeooo:rsid="000b97fd" officeooo:paragraph-rsid="000b97fd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language="en" fo:country="US" fo:font-style="normal" fo:font-weight="normal" officeooo:rsid="000d88da" officeooo:paragraph-rsid="000d88da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language="en" fo:country="US" fo:font-style="normal" fo:font-weight="normal" officeooo:rsid="000d88da" officeooo:paragraph-rsid="000f3792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language="en" fo:country="US" fo:font-style="normal" fo:font-weight="normal" officeooo:rsid="000f3792" officeooo:paragraph-rsid="000f3792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language="en" fo:country="US" fo:font-style="normal" fo:font-weight="normal" officeooo:rsid="001056f5" officeooo:paragraph-rsid="001056f5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language="en" fo:country="US" fo:font-style="normal" fo:font-weight="normal" officeooo:rsid="0010b231" officeooo:paragraph-rsid="0010b231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language="en" fo:country="US" fo:font-style="normal" fo:font-weight="normal" officeooo:rsid="00124823" officeooo:paragraph-rsid="00124823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language="en" fo:country="US" fo:font-style="normal" fo:font-weight="normal" officeooo:rsid="0002bbd5" officeooo:paragraph-rsid="0002bbd5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language="en" fo:country="US" fo:font-style="normal" fo:font-weight="normal" officeooo:rsid="001398ea" officeooo:paragraph-rsid="001398ea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language="en" fo:country="US" fo:font-style="normal" fo:font-weight="normal" officeooo:rsid="00199817" officeooo:paragraph-rsid="000153f2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language="en" fo:country="US" fo:font-style="normal" fo:font-weight="normal" officeooo:rsid="0013ace8" officeooo:paragraph-rsid="0013ace8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language="en" fo:country="US" fo:font-style="normal" fo:font-weight="normal" officeooo:rsid="0013e241" officeooo:paragraph-rsid="0013e241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language="en" fo:country="US" fo:font-style="normal" fo:font-weight="bold" officeooo:rsid="00199817" officeooo:paragraph-rsid="000153f2" style:font-style-asian="normal" style:font-weight-asian="bold" style:font-style-complex="normal" style:font-weight-complex="bold"/>
    </style:style>
    <style:style style:name="P24" style:family="paragraph" style:parent-style-name="Standard">
      <style:text-properties fo:language="en" fo:country="US" fo:font-style="normal" fo:font-weight="bold" officeooo:rsid="0004065c" officeooo:paragraph-rsid="0004065c" style:font-style-asian="normal" style:font-weight-asian="bold" style:font-style-complex="normal" style:font-weight-complex="bold"/>
    </style:style>
    <style:style style:name="P25" style:family="paragraph" style:parent-style-name="Standard">
      <style:text-properties fo:language="en" fo:country="US" fo:font-style="normal" fo:font-weight="bold" officeooo:rsid="00089f1b" officeooo:paragraph-rsid="00089f1b" style:font-style-asian="normal" style:font-weight-asian="bold" style:font-style-complex="normal" style:font-weight-complex="bold"/>
    </style:style>
    <style:style style:name="P26" style:family="paragraph" style:parent-style-name="Standard">
      <style:text-properties fo:language="en" fo:country="US" fo:font-style="normal" fo:font-weight="bold" officeooo:rsid="0009f76c" officeooo:paragraph-rsid="0009f76c" style:font-style-asian="normal" style:font-weight-asian="bold" style:font-style-complex="normal" style:font-weight-complex="bold"/>
    </style:style>
    <style:style style:name="P27" style:family="paragraph" style:parent-style-name="Standard">
      <style:text-properties fo:language="en" fo:country="US" fo:font-style="normal" fo:font-weight="bold" officeooo:rsid="000f3792" officeooo:paragraph-rsid="000f3792" style:font-style-asian="normal" style:font-weight-asian="bold" style:font-style-complex="normal" style:font-weight-complex="bold"/>
    </style:style>
    <style:style style:name="P28" style:family="paragraph" style:parent-style-name="Standard">
      <style:text-properties officeooo:rsid="002143fc" officeooo:paragraph-rsid="000153f2"/>
    </style:style>
    <style:style style:name="P29" style:family="paragraph" style:parent-style-name="Standard">
      <style:text-properties fo:font-weight="normal" officeooo:rsid="001a9174" officeooo:paragraph-rsid="000153f2" style:font-weight-asian="normal" style:font-weight-complex="normal"/>
    </style:style>
    <style:style style:name="P30" style:family="paragraph" style:parent-style-name="Standard">
      <style:text-properties fo:font-weight="normal" officeooo:rsid="001c2fd0" officeooo:paragraph-rsid="000153f2" style:font-weight-asian="normal" style:font-weight-complex="normal"/>
    </style:style>
    <style:style style:name="P31" style:family="paragraph" style:parent-style-name="Standard">
      <style:text-properties fo:language="uk" fo:country="UA" fo:font-style="normal" fo:font-weight="bold" officeooo:rsid="0002bbd5" officeooo:paragraph-rsid="0002bbd5" style:font-style-asian="normal" style:font-weight-asian="bold" style:font-style-complex="normal" style:font-weight-complex="bold"/>
    </style:style>
    <style:style style:name="P32" style:family="paragraph" style:parent-style-name="Standard">
      <style:text-properties fo:language="uk" fo:country="UA" fo:font-style="normal" fo:font-weight="bold" officeooo:rsid="0004065c" officeooo:paragraph-rsid="0004065c" style:font-style-asian="normal" style:font-weight-asian="bold" style:font-style-complex="normal" style:font-weight-complex="bold"/>
    </style:style>
    <style:style style:name="P33" style:family="paragraph" style:parent-style-name="Standard">
      <style:text-properties officeooo:paragraph-rsid="0013ace8"/>
    </style:style>
    <style:style style:name="P34" style:family="paragraph" style:parent-style-name="Standard">
      <style:text-properties fo:language="en" fo:country="US" fo:font-style="normal" fo:font-weight="bold" officeooo:rsid="000f3792" officeooo:paragraph-rsid="000f3792" style:font-style-asian="normal" style:font-weight-asian="bold" style:font-style-complex="normal" style:font-weight-complex="bold"/>
    </style:style>
    <style:style style:name="P35" style:family="paragraph" style:parent-style-name="Standard">
      <style:text-properties fo:language="en" fo:country="US" fo:font-style="normal" fo:font-weight="bold" officeooo:rsid="001398ea" officeooo:paragraph-rsid="001398ea" style:font-style-asian="normal" style:font-weight-asian="bold" style:font-style-complex="normal" style:font-weight-complex="bold"/>
    </style:style>
    <style:style style:name="P36" style:family="paragraph" style:parent-style-name="Standard">
      <style:text-properties fo:language="en" fo:country="US" fo:font-style="normal" fo:font-weight="bold" officeooo:rsid="0013ace8" officeooo:paragraph-rsid="0013ace8" style:font-style-asian="normal" style:font-weight-asian="bold" style:font-style-complex="normal" style:font-weight-complex="bold"/>
    </style:style>
    <style:style style:name="P37" style:family="paragraph" style:parent-style-name="Standard">
      <style:text-properties fo:language="en" fo:country="US" fo:font-style="normal" fo:font-weight="bold" officeooo:rsid="001c2918" officeooo:paragraph-rsid="001c2918" style:font-style-asian="normal" style:font-weight-asian="bold" style:font-style-complex="normal" style:font-weight-complex="bold"/>
    </style:style>
    <style:style style:name="P38" style:family="paragraph" style:parent-style-name="Standard">
      <style:text-properties fo:language="en" fo:country="US" fo:font-style="normal" fo:font-weight="normal" officeooo:rsid="00199817" officeooo:paragraph-rsid="000153f2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language="en" fo:country="US" fo:font-style="normal" fo:font-weight="normal" officeooo:rsid="0017c651" officeooo:paragraph-rsid="0017c651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language="en" fo:country="US" fo:font-style="normal" fo:font-weight="normal" officeooo:rsid="00195f98" officeooo:paragraph-rsid="00195f98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language="en" fo:country="US" fo:font-style="normal" fo:font-weight="normal" officeooo:rsid="0013e241" officeooo:paragraph-rsid="00148c0e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language="en" fo:country="US" fo:font-style="normal" fo:font-weight="normal" officeooo:rsid="001be9f6" officeooo:paragraph-rsid="001be9f6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language="en" fo:country="US" fo:font-style="normal" fo:font-weight="normal" officeooo:rsid="001be9f6" officeooo:paragraph-rsid="0022b43c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language="en" fo:country="US" fo:font-style="normal" fo:font-weight="normal" officeooo:rsid="001c2918" officeooo:paragraph-rsid="001c2918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officeooo:paragraph-rsid="001a647f"/>
    </style:style>
    <style:style style:name="P46" style:family="paragraph" style:parent-style-name="Standard">
      <style:text-properties officeooo:paragraph-rsid="001c2918"/>
    </style:style>
    <style:style style:name="T1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language="en" fo:country="US" fo:font-style="normal" fo:font-weight="normal" officeooo:rsid="001d933f" style:font-style-asian="normal" style:font-weight-asian="normal" style:font-style-complex="normal" style:font-weight-complex="normal"/>
    </style:style>
    <style:style style:name="T3" style:family="text">
      <style:text-properties fo:language="en" fo:country="US" fo:font-style="normal" fo:font-weight="normal" officeooo:rsid="0013ace8" style:font-style-asian="normal" style:font-weight-asian="normal" style:font-style-complex="normal" style:font-weight-complex="normal"/>
    </style:style>
    <style:style style:name="T4" style:family="text">
      <style:text-properties fo:language="en" fo:country="US" fo:font-style="normal" fo:font-weight="normal" officeooo:rsid="0013e241" style:font-style-asian="normal" style:font-weight-asian="normal" style:font-style-complex="normal" style:font-weight-complex="normal"/>
    </style:style>
    <style:style style:name="T5" style:family="text">
      <style:text-properties fo:language="en" fo:country="US" fo:font-style="normal" fo:font-weight="normal" officeooo:rsid="001a647f" style:font-style-asian="normal" style:font-weight-asian="normal" style:font-style-complex="normal" style:font-weight-complex="normal"/>
    </style:style>
    <style:style style:name="T6" style:family="text">
      <style:text-properties fo:language="en" fo:country="US" fo:font-style="normal" fo:font-weight="normal" officeooo:rsid="001b5322" style:font-style-asian="normal" style:font-weight-asian="normal" style:font-style-complex="normal" style:font-weight-complex="normal"/>
    </style:style>
    <style:style style:name="T7" style:family="text">
      <style:text-properties fo:language="en" fo:country="US" fo:font-style="normal" fo:font-weight="normal" officeooo:rsid="001c2918" style:font-style-asian="normal" style:font-weight-asian="normal" style:font-style-complex="normal" style:font-weight-complex="normal"/>
    </style:style>
    <style:style style:name="T8" style:family="text">
      <style:text-properties fo:language="en" fo:country="US" fo:font-style="normal" fo:font-weight="normal" officeooo:rsid="001de5bb" style:font-style-asian="normal" style:font-weight-asian="normal" style:font-style-complex="normal" style:font-weight-complex="normal"/>
    </style:style>
    <style:style style:name="T9" style:family="text">
      <style:text-properties fo:language="en" fo:country="US" fo:font-style="normal" fo:font-weight="normal" officeooo:rsid="001fa96f" style:font-style-asian="normal" style:font-weight-asian="normal" style:font-style-complex="normal" style:font-weight-complex="normal"/>
    </style:style>
    <style:style style:name="T10" style:family="text">
      <style:text-properties fo:language="en" fo:country="US" fo:font-style="normal" fo:font-weight="normal" officeooo:rsid="0021750d" style:font-style-asian="normal" style:font-weight-asian="normal" style:font-style-complex="normal" style:font-weight-complex="normal"/>
    </style:style>
    <style:style style:name="T11" style:family="text">
      <style:text-properties fo:language="en" fo:country="US" fo:font-style="normal" style:font-style-asian="normal" style:font-style-complex="normal"/>
    </style:style>
    <style:style style:name="T12" style:family="text">
      <style:text-properties fo:language="en" fo:country="US" fo:font-style="normal" officeooo:rsid="001a98c2" style:font-style-asian="normal" style:font-style-complex="normal"/>
    </style:style>
    <style:style style:name="T13" style:family="text">
      <style:text-properties fo:language="en" fo:country="US" fo:font-style="normal" officeooo:rsid="002143fc" style:font-style-asian="normal" style:font-style-complex="normal"/>
    </style:style>
    <style:style style:name="T14" style:family="text">
      <style:text-properties fo:language="en" fo:country="US" fo:font-style="normal" fo:font-weight="bold" officeooo:rsid="0013ace8" style:font-style-asian="normal" style:font-weight-asian="bold" style:font-style-complex="normal" style:font-weight-complex="bold"/>
    </style:style>
    <style:style style:name="T15" style:family="text">
      <style:text-properties fo:language="en" fo:country="US" fo:font-style="normal" fo:font-weight="bold" officeooo:rsid="0013e241" style:font-style-asian="normal" style:font-weight-asian="bold" style:font-style-complex="normal" style:font-weight-complex="bold"/>
    </style:style>
    <style:style style:name="T16" style:family="text">
      <style:text-properties fo:language="en" fo:country="US" fo:font-style="normal" fo:font-weight="bold" officeooo:rsid="001b5322" style:font-style-asian="normal" style:font-weight-asian="bold" style:font-style-complex="normal" style:font-weight-complex="bold"/>
    </style:style>
    <style:style style:name="T17" style:family="text">
      <style:text-properties officeooo:rsid="00098e64"/>
    </style:style>
    <style:style style:name="T18" style:family="text">
      <style:text-properties officeooo:rsid="0006f54b"/>
    </style:style>
    <style:style style:name="T19" style:family="text">
      <style:text-properties officeooo:rsid="000b97f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13ace8" style:font-weight-asian="bold" style:font-weight-complex="bold"/>
    </style:style>
    <style:style style:name="T22" style:family="text">
      <style:text-properties officeooo:rsid="0010b231"/>
    </style:style>
    <style:style style:name="T23" style:family="text">
      <style:text-properties officeooo:rsid="0013ace8"/>
    </style:style>
    <style:style style:name="T24" style:family="text">
      <style:text-properties officeooo:rsid="0013e241"/>
    </style:style>
    <style:style style:name="T25" style:family="text">
      <style:text-properties officeooo:rsid="00148c0e"/>
    </style:style>
    <style:style style:name="T26" style:family="text">
      <style:text-properties officeooo:rsid="0015e3cb"/>
    </style:style>
    <style:style style:name="T27" style:family="text">
      <style:text-properties officeooo:rsid="001c8399"/>
    </style:style>
    <style:style style:name="T28" style:family="text">
      <style:text-properties officeooo:rsid="0021750d"/>
    </style:style>
    <style:style style:name="T29" style:family="text">
      <style:text-properties officeooo:rsid="0022b43c"/>
    </style:style>
    <style:style style:name="T30" style:family="text">
      <style:text-properties officeooo:rsid="002421c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a xlink:type="simple" xlink:href="https://habr.com/ru/post/435114/" text:style-name="Internet_20_link" text:visited-style-name="Visited_20_Internet_20_Link">https://habr.com/ru/post/435114/</text:a></text:p>
      <text:p text:style-name="P31"><text:a xlink:type="simple" xlink:href="https://docs.spring.io/spring-data/jpa/docs/current/reference/html/#repositories" text:style-name="Internet_20_link" text:visited-style-name="Visited_20_Internet_20_Link">https://docs.spring.io/spring-data/jpa/docs/current/reference/html/#repositories</text:a></text:p>
      <text:p text:style-name="P31"><text:a xlink:type="simple" xlink:href="https://docs.spring.io/spring-data/jpa/docs/current/reference/html/#reference" text:style-name="Internet_20_link" text:visited-style-name="Visited_20_Internet_20_Link">https://docs.spring.io/spring-data/jpa/docs/current/reference/html/#reference</text:a></text:p>
      <text:p text:style-name="P31"/>
      <text:p text:style-name="P31"/>
      <text:p text:style-name="P31">Атомарность</text:p>
      <text:p text:style-name="P31">Консистентность</text:p>
      <text:p text:style-name="P31">Ізольованість — одна транзакція не впливає на інші</text:p>
      <text:p text:style-name="P32">Д</text:p>
      <text:p text:style-name="P32"/>
      <text:p text:style-name="P24">acid</text:p>
      <text:p text:style-name="P31"/>
      <text:p text:style-name="P31"/>
      <text:p text:style-name="P8">@Enable${store}Repositories</text:p>
      <text:p text:style-name="P9">search repositories in package of annotated class, use <text:span text:style-name="T20">basePackages</text:span> to spec. needed packages</text:p>
      <text:p text:style-name="P9">queryLookupStrategy – <text:span text:style-name="T19">how queries will be generated</text:span></text:p>
      <text:p text:style-name="P11"><text:tab/>CREATE – will be created parsing name of method</text:p>
      <text:p text:style-name="P11"><text:tab/>USE_DECLARED_QUERY – used declared query with @Query</text:p>
      <text:p text:style-name="P11"><text:tab/>CREATE_IF_NOT_FOUND – (default)</text:p>
      <text:p text:style-name="P11">repositoryImplementationPostfix – <text:span text:style-name="T23">for custome interfaces, default (“</text:span><text:span text:style-name="T21">Impl</text:span><text:span text:style-name="T23">”), see below</text:span></text:p>
      <text:p text:style-name="P41">repositoryBaseClass – <text:span text:style-name="T25">for custom base class (see below)</text:span></text:p>
      <text:p text:style-name="P45"><text:span text:style-name="T5">bootstrapMode</text:span></text:p>
      <text:p text:style-name="P45"><text:span text:style-name="T5"><text:tab/>DEFAULT – instantiate eagerly, unless NOT annotated with @Lazy</text:span></text:p>
      <text:p text:style-name="P45"><text:span text:style-name="T5"><text:tab/>LAZY – </text:span><text:span text:style-name="T6">lazy</text:span></text:p>
      <text:p text:style-name="P45"><text:span text:style-name="T6"><text:tab/>DEFERRED - <text:s/>like lazy, but </text:span><text:span text:style-name="T16">ContextRefreshedEvent</text:span><text:span text:style-name="T6"> triggers instantiation</text:span></text:p>
      <text:p text:style-name="P45"><text:span text:style-name="T6"/></text:p>
      <text:p text:style-name="P9"/>
      <text:p text:style-name="P9">extend own interface from Repositoty, CrudRespository, PagingAndSortingRepository</text:p>
      <text:p text:style-name="P25">or</text:p>
      <text:p text:style-name="P9">@RepositoryDefinition over interface</text:p>
      <text:p text:style-name="P9"/>
      <text:p text:style-name="P9">@NoRepositoryBean – <text:span text:style-name="T17">over interface if it should not be linked to implementation and is just a base interface for other</text:span></text:p>
      <text:p text:style-name="P9"/>
      <text:p text:style-name="P26">How Spring define concrete module to be linked to interface:</text:p>
      <text:p text:style-name="P10">1) Interface is declared in basePackages defined in <text:span text:style-name="T18">@Enable${store}Repositories</text:span></text:p>
      <text:p text:style-name="P10">2) Interface extends specific Repository interface: JpaRepository</text:p>
      <text:p text:style-name="P10">3) Entities are annotated by specific annotations: @Entity→JPA, @Document → Mongo</text:p>
      <text:p text:style-name="P10"/>
      <text:p text:style-name="P27">Methods in interface can also take</text:p>
      <text:p text:style-name="P14">Pageable – allow Page&lt;&gt;, Slice&lt;&gt;, List&lt;&gt; return type.</text:p>
      <text:p text:style-name="P13"><text:tab/>Page – knows about total number of results</text:p>
      <text:p text:style-name="P13"><text:tab/>Slice – knows whether next Slice is available</text:p>
      <text:p text:style-name="P27">and/or</text:p>
      <text:p text:style-name="P14">Sort – to sort results:</text:p>
      <text:p text:style-name="P14"><text:tab/>Sort sort = Sort.by("firstname").ascending().and(Sort.by("lastname").descending());</text:p>
      <text:p text:style-name="P14"><text:tab/><text:span text:style-name="T20">for type safety</text:span></text:p>
      <text:p text:style-name="P14"><text:tab/>TypedSort&lt;Person&gt; person = Sort.sort(Person.class);</text:p>
      <text:p text:style-name="P14"><text:tab/>Sort sort = person.by(Person::getFirstname).ascending().and(..);</text:p>
      <text:p text:style-name="P12"><text:soft-page-break/></text:p>
      <text:p text:style-name="P27">Methods may also return</text:p>
      <text:p text:style-name="P15">Set</text:p>
      <text:p text:style-name="P15">Iterable</text:p>
      <text:p text:style-name="P15">Streamable – Spring’s interface</text:p>
      <text:p text:style-name="P15">Optional – <text:span text:style-name="T22">for methods, which return single instance. If return type is not Optional → method may return null.</text:span></text:p>
      <text:p text:style-name="P12"/>
      <text:p text:style-name="P16">@Nullable – declares, that param./return may be null</text:p>
      <text:p text:style-name="P16">@NonNull – add runtime check, that param./return is not null</text:p>
      <text:p text:style-name="P17">@NonNullApi – declare, that by default, everything in package is @NonNull; place it in package-info.java:</text:p>
      <text:p text:style-name="P18"><text:tab/>@org.springframework.lang.NonNullApi</text:p>
      <text:p text:style-name="P18"><text:tab/>package com.acme;</text:p>
      <text:p text:style-name="P23"/>
      <text:p text:style-name="P35">To add custom methods for repository:</text:p>
      <text:p text:style-name="P19">1) define custom interface:</text:p>
      <text:p text:style-name="P19">interface Custom {</text:p>
      <text:p text:style-name="P19"><text:tab/>int custom();</text:p>
      <text:p text:style-name="P19">}</text:p>
      <text:p text:style-name="P19">2) define implementation for custom interface</text:p>
      <text:p text:style-name="P19">class Custom<text:span text:style-name="T20">Impl</text:span> implements Custom { - important postfix</text:p>
      <text:p text:style-name="P19"><text:tab/>int custom() {return 0;}</text:p>
      <text:p text:style-name="P19">}</text:p>
      <text:p text:style-name="P19">3) extend interface of custom repository also from custom interface</text:p>
      <text:p text:style-name="P19">interface CustomRepository implements Custom, Repository{</text:p>
      <text:p text:style-name="P19">}</text:p>
      <text:p text:style-name="P21">custom implementations have higher precendence than default</text:p>
      <text:p text:style-name="P21"/>
      <text:p text:style-name="P36">Change default behavior of Spring’s Data interfaces:</text:p>
      <text:p text:style-name="P33"><text:span text:style-name="T3">1) define e</text:span><text:span text:style-name="T4">xtension for base class</text:span></text:p>
      <text:p text:style-name="P33"><text:span text:style-name="T3">class MyBasic e</text:span><text:span text:style-name="T4">xtends</text:span><text:span text:style-name="T3"> </text:span><text:span text:style-name="T14">S</text:span><text:span text:style-name="T15">impleJpaRepository</text:span><text:span text:style-name="T3"> {</text:span></text:p>
      <text:p text:style-name="P21"><text:tab/>public <text:span text:style-name="T20">MyBasic</text:span>(JpaEntityInformation I, EntityManagerFactory m) { - <text:span text:style-name="T24">need constructor</text:span></text:p>
      <text:p text:style-name="P21"><text:tab/><text:tab/><text:span text:style-name="T20">super(i, m);</text:span></text:p>
      <text:p text:style-name="P21"><text:tab/>}</text:p>
      <text:p text:style-name="P21"/>
      <text:p text:style-name="P21"><text:tab/>&lt;override method&gt;</text:p>
      <text:p text:style-name="P21">}</text:p>
      <text:p text:style-name="P22">2) set <text:span text:style-name="T20">repositoryBaseClass</text:span> (of @Enable${store}Repositories) to MyBasic.class</text:p>
      <text:p text:style-name="P20"/>
      <text:p text:style-name="P20">@EntityScan<text:span text:style-name="T26">() - to define places with entities</text:span></text:p>
      <text:p text:style-name="P20"/>
      <text:p text:style-name="P20"/>
      <text:p text:style-name="P37">Transactions</text:p>
      <text:p text:style-name="P42">@Transactional – method will be wxwcuted inside transaction</text:p>
      <text:p text:style-name="P42">Transaction will be rollbacked on <text:span text:style-name="T20">RuntimeException</text:span>, but will not on checked exception</text:p>
      <text:p text:style-name="P42">isolation: <text:span text:style-name="T30">Isolation – READ_UNCOMMITED/.../SERIALIZABLE</text:span></text:p>
      <text:p text:style-name="P44">rollbackFo<text:span text:style-name="T29">r – array of Class&lt;? Extends Throwable&gt;</text:span></text:p>
      <text:p text:style-name="P43">noRollbackFor - <text:span text:style-name="T29">array of Class&lt;? Extends Throwable&gt;</text:span></text:p>
      <text:p text:style-name="P44"><text:soft-page-break/>propagation: <text:span text:style-name="T29">Propagation</text:span></text:p>
      <text:p text:style-name="P46"><text:span text:style-name="T7"><text:tab/></text:span><text:span text:style-name="T8">REQUERED - <text:s/>support a current transaction, create a new one if none exists</text:span></text:p>
      <text:p text:style-name="P46"><text:span text:style-name="T7"><text:tab/>REQUIRES_NEW - create a new transaction → </text:span><text:span text:style-name="T9">executes out of</text:span><text:span text:style-name="T7"> current transaction if one <text:tab/>exists.</text:span></text:p>
      <text:p text:style-name="P46"><text:span text:style-name="T7"><text:tab/></text:span><text:span text:style-name="T10">SUPPORTS - support a current transaction, execute non-transactionally if none exists.</text:span></text:p>
      <text:p text:style-name="P46"><text:span text:style-name="T10"><text:tab/>NOT_SUPPORTED - execute non-transactionally, suspend(executs out of transaction) the <text:tab/>current transaction if one exists.</text:span></text:p>
      <text:p text:style-name="P46"><text:span text:style-name="T10"><text:tab/>NEVER - execute non-transactionally, throw an exception if a transaction exists.</text:span></text:p>
      <text:p text:style-name="P46"><text:span text:style-name="T10"><text:tab/>MANDATORY - support a current transaction, throw an exception if none exists.</text:span></text:p>
      <text:p text:style-name="P46"><text:span text:style-name="T10"><text:tab/>NESTED - execute within a nested transaction if a current transaction exists, behave like <text:tab/><text:tab/><text:tab/>REQUIRED otherwise.</text:span></text:p>
      <text:p text:style-name="P46"><text:span text:style-name="T7"><text:tab/></text:span></text:p>
      <text:p text:style-name="P44">readOnly : <text:span text:style-name="T29">boolean – to signal, that transaction is read-only → allows optimizations</text:span></text:p>
      <text:p text:style-name="P44">timeout – timeout for transaction in <text:span text:style-name="T20">seconds</text:span></text:p>
      <text:p text:style-name="P44">transactionManager: <text:span text:style-name="T30">String – qualifier for transactionManager</text:span></text:p>
      <text:p text:style-name="P44"/>
      <text:p text:style-name="P44">@EnableTransactionManagement</text:p>
      <text:p text:style-name="P44"/>
      <text:p text:style-name="P37">Locking</text:p>
      <text:p text:style-name="P44">@Lock <text:span text:style-name="T27">(LockModeType.&lt;choose type&gt;)</text:span></text:p>
      <text:p text:style-name="P20"/>
      <text:p text:style-name="P39">Bootstrap</text:p>
      <text:p text:style-name="P39"/>
      <text:p text:style-name="P39">In spring Boot:</text:p>
      <text:p text:style-name="P39">1) add spring-boot-starter-data-jpa dependency</text:p>
      <text:p text:style-name="P39">2) add DB driver to class-path</text:p>
      <text:p text:style-name="P40">3) specify some properties</text:p>
      <text:p text:style-name="P20">spring.datasource.url = jdbc:postgresql://localhost:5432/recipes</text:p>
      <text:p text:style-name="P20">spring.datasource.username = postgres</text:p>
      <text:p text:style-name="P20">spring.datasource.password = postgres</text:p>
      <text:p text:style-name="P40">4) Inject EnityManager, where it is needed</text:p>
      <text:p text:style-name="P20"/>
      <text:p text:style-name="P23">JdbcTemplate</text:p>
      <text:p text:style-name="P28"><text:span text:style-name="T1">create </text:span><text:span text:style-name="T2">J</text:span><text:span text:style-name="T1">dbcTemplate from DataSource</text:span></text:p>
      <text:p text:style-name="P2">bean for DataSource object</text:p>
      <text:p text:style-name="P28">&lt;bean id="dataSource" </text:p>
      <text:p text:style-name="P28"><text:s text:c="6"/>class = "org.springframework.jdbc.datasource.DriverManagerDataSource"&gt;</text:p>
      <text:p text:style-name="P28"><text:s text:c="6"/>&lt;property name = "driverClassName" value = "com.mysql.jdbc.Driver"/&gt;</text:p>
      <text:p text:style-name="P28"><text:s text:c="6"/>&lt;property name = "url" value = "jdbc:mysql://localhost:3306/TEST"/&gt;</text:p>
      <text:p text:style-name="P28"><text:s text:c="6"/>&lt;property name = "username" value = "root"/&gt;</text:p>
      <text:p text:style-name="P28"><text:s text:c="6"/>&lt;property name = "password" value = "password"/&gt;</text:p>
      <text:p text:style-name="P28"><text:s text:c="3"/>&lt;/bean&gt;</text:p>
      <text:p text:style-name="P3"/>
      <text:p text:style-name="P3">Overloaded </text:p>
      <text:p text:style-name="P3">execute()</text:p>
      <text:p text:style-name="P3">query()</text:p>
      <text:p text:style-name="P3">queryForList()</text:p>
      <text:p text:style-name="P3">queryForMap()</text:p>
      <text:p text:style-name="P3">queryForObject()</text:p>
      <text:p text:style-name="P3"><text:soft-page-break/>queryForRowSet()</text:p>
      <text:p text:style-name="P4">update()</text:p>
      <text:p text:style-name="P3"/>
      <text:p text:style-name="P5">Interfaces used by JdbcTemplate</text:p>
      <text:p text:style-name="P29"><text:span text:style-name="T11">RowMapper&lt;T&gt;, </text:span><text:span text:style-name="T12">stateless</text:span><text:span text:style-name="T11">: @Nullable </text:span><text:span text:style-name="T12">T mapRow(ResultSet rs, int rowNum) throws SQLException – rowNum – number of current row. rs.next() should not be called. Just map current row to some object</text:span></text:p>
      <text:p text:style-name="P6"/>
      <text:p text:style-name="P6">RowCallbackHandler, typically stateful – keeps results of processing for future: void processRow(ResultSet rs) throws SQLException</text:p>
      <text:p text:style-name="P6"/>
      <text:p text:style-name="P6">ResultSetExtractor&lt;T&gt;, stateless: T extractData(ResultSet rs) throws SQLException</text:p>
      <text:p text:style-name="P6"/>
      <text:p text:style-name="P30"><text:span text:style-name="T12">P</text:span><text:span text:style-name="T11">reparedStatementCreator: PreparedStatement createPreparedStatement(Connection con) throws SQLException – creates prepared statement with conn</text:span></text:p>
      <text:p text:style-name="P7"/>
      <text:p text:style-name="P30"><text:span text:style-name="T11"><text:s/></text:span><text:span text:style-name="T13">Call stored in DB procedure </text:span></text:p>
      <text:p text:style-name="P7">jdbcCall = <text:s/>new SimpleJdbcCall(dataSource).withProcedureName("getRecord");</text:p>
      <text:p text:style-name="P2">set inputs for stored procedure</text:p>
      <text:p text:style-name="P7">SqlParameterSource in = new MapSqlParameterSource().addValue("in_id", id);</text:p>
      <text:p text:style-name="P2">call procedure</text:p>
      <text:p text:style-name="P7">Map&lt;String, Object&gt; out = jdbcCall.execute(in);</text:p>
      <text:p text:style-name="P7"/>
      <text:p text:style-name="P1">Example of procedure in database TEST</text:p>
      <text:p text:style-name="P1">DELIMITER $$</text:p>
      <text:p text:style-name="P1"/>
      <text:p text:style-name="P1">DROP PROCEDURE IF EXISTS `TEST`.`getRecord` $$</text:p>
      <text:p text:style-name="P1">CREATE PROCEDURE `TEST`.`getRecord` (</text:p>
      <text:p text:style-name="P1">IN in_id INTEGER,</text:p>
      <text:p text:style-name="P1">OUT out_name VARCHAR(20),</text:p>
      <text:p text:style-name="P1">OUT out_age <text:s/>INTEGER)</text:p>
      <text:p text:style-name="P1">BEGIN</text:p>
      <text:p text:style-name="P1"><text:s text:c="3"/>SELECT name, age</text:p>
      <text:p text:style-name="P1"><text:s text:c="3"/>INTO out_name, out_age</text:p>
      <text:p text:style-name="P1"><text:s text:c="3"/>FROM Student where id = in_id;</text:p>
      <text:p text:style-name="P1">END $$</text:p>
      <text:p text:style-name="P1"/>
      <text:p text:style-name="P1">DELIMITER ;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0-10-30T18:17:47.361000000</dc:date>
    <meta:editing-duration>PT2H37M45S</meta:editing-duration>
    <meta:editing-cycles>19</meta:editing-cycles>
    <meta:document-statistic meta:table-count="0" meta:image-count="0" meta:object-count="0" meta:page-count="4" meta:paragraph-count="143" meta:word-count="740" meta:character-count="6254" meta:non-whitespace-character-count="5543"/>
  </office:meta>
</office:document-meta>
</file>